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graal</text:p>
          </table:table-cell>
          <table:table-cell table:style-name="Default"/>
        </table:table-row>
        <table:table-row table:style-name="ro1">
          <table:table-cell office:value-type="string" calcext:value-type="string">
            <text:p>b.Benchmark_SimpleBoxedPipelines.cart_Baseline</text:p>
          </table:table-cell>
          <table:table-cell office:value-type="float" office:value="5.971" calcext:value-type="float">
            <text:p>5.971</text:p>
          </table:table-cell>
          <table:table-cell office:value-type="float" office:value="5.504" calcext:value-type="float">
            <text:p>5.504</text:p>
          </table:table-cell>
          <table:table-cell table:formula="of:=([.B3]/[.C3]-1)" office:value-type="percentage" office:value="0.0848473837209303" calcext:value-type="percentage">
            <text:p>8.48%</text:p>
          </table:table-cell>
        </table:table-row>
        <table:table-row table:style-name="ro1">
          <table:table-cell office:value-type="string" calcext:value-type="string">
            <text:p>b.Benchmark_SimpleBoxedPipelines.cart_Java8Streams</text:p>
          </table:table-cell>
          <table:table-cell office:value-type="float" office:value="13.449" calcext:value-type="float">
            <text:p>13.449</text:p>
          </table:table-cell>
          <table:table-cell office:value-type="float" office:value="21.945" calcext:value-type="float">
            <text:p>21.945</text:p>
          </table:table-cell>
          <table:table-cell table:formula="of:=([.B4]/[.C4]-1)" office:value-type="percentage" office:value="-0.38714969241285" calcext:value-type="percentage">
            <text:p>-38.71%</text:p>
          </table:table-cell>
        </table:table-row>
        <table:table-row table:style-name="ro1">
          <table:table-cell office:value-type="string" calcext:value-type="string">
            <text:p>b.Benchmark_SimpleBoxedPipelines.cart_LStreams</text:p>
          </table:table-cell>
          <table:table-cell office:value-type="float" office:value="10.974" calcext:value-type="float">
            <text:p>10.974</text:p>
          </table:table-cell>
          <table:table-cell office:value-type="float" office:value="10.365" calcext:value-type="float">
            <text:p>10.365</text:p>
          </table:table-cell>
          <table:table-cell table:formula="of:=([.B5]/[.C5]-1)" office:value-type="percentage" office:value="0.0587554269175108" calcext:value-type="percentage">
            <text:p>5.88%</text:p>
          </table:table-cell>
        </table:table-row>
        <table:table-row table:style-name="ro1">
          <table:table-cell office:value-type="string" calcext:value-type="string">
            <text:p>b.Benchmark_SimpleBoxedPipelines.map_filter_fold_Baseline</text:p>
          </table:table-cell>
          <table:table-cell office:value-type="float" office:value="5.782" calcext:value-type="float">
            <text:p>5.782</text:p>
          </table:table-cell>
          <table:table-cell office:value-type="float" office:value="5.868" calcext:value-type="float">
            <text:p>5.868</text:p>
          </table:table-cell>
          <table:table-cell table:formula="of:=([.B6]/[.C6]-1)" office:value-type="percentage" office:value="-0.0146557600545331" calcext:value-type="percentage">
            <text:p>-1.47%</text:p>
          </table:table-cell>
        </table:table-row>
        <table:table-row table:style-name="ro1">
          <table:table-cell office:value-type="string" calcext:value-type="string">
            <text:p>b.Benchmark_SimpleBoxedPipelines.map_filter_fold_Java8Streams</text:p>
          </table:table-cell>
          <table:table-cell office:value-type="float" office:value="9.263" calcext:value-type="float">
            <text:p>9.263</text:p>
          </table:table-cell>
          <table:table-cell office:value-type="float" office:value="13.556" calcext:value-type="float">
            <text:p>13.556</text:p>
          </table:table-cell>
          <table:table-cell table:formula="of:=([.B7]/[.C7]-1)" office:value-type="percentage" office:value="-0.316686338152848" calcext:value-type="percentage">
            <text:p>-31.67%</text:p>
          </table:table-cell>
        </table:table-row>
        <table:table-row table:style-name="ro1">
          <table:table-cell office:value-type="string" calcext:value-type="string">
            <text:p>b.Benchmark_SimpleBoxedPipelines.map_filter_fold_LStreams</text:p>
          </table:table-cell>
          <table:table-cell office:value-type="float" office:value="9.894" calcext:value-type="float">
            <text:p>9.894</text:p>
          </table:table-cell>
          <table:table-cell office:value-type="float" office:value="6.414" calcext:value-type="float">
            <text:p>6.414</text:p>
          </table:table-cell>
          <table:table-cell table:formula="of:=([.B8]/[.C8]-1)" office:value-type="percentage" office:value="0.542563143124415" calcext:value-type="percentage">
            <text:p>54.26%</text:p>
          </table:table-cell>
        </table:table-row>
        <table:table-row table:style-name="ro1">
          <table:table-cell office:value-type="string" calcext:value-type="string">
            <text:p>b.Benchmark_SimpleBoxedPipelines.map_megamorphic_Baseline_6</text:p>
          </table:table-cell>
          <table:table-cell office:value-type="float" office:value="8.146" calcext:value-type="float">
            <text:p>8.146</text:p>
          </table:table-cell>
          <table:table-cell office:value-type="float" office:value="2.91" calcext:value-type="float">
            <text:p>2.91</text:p>
          </table:table-cell>
          <table:table-cell table:formula="of:=([.B9]/[.C9]-1)" office:value-type="percentage" office:value="1.79931271477663" calcext:value-type="percentage">
            <text:p>179.93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2</text:p>
          </table:table-cell>
          <table:table-cell office:value-type="float" office:value="17.961" calcext:value-type="float">
            <text:p>17.961</text:p>
          </table:table-cell>
          <table:table-cell office:value-type="float" office:value="26.177" calcext:value-type="float">
            <text:p>26.177</text:p>
          </table:table-cell>
          <table:table-cell table:formula="of:=([.B10]/[.C10]-1)" office:value-type="percentage" office:value="-0.313863315123964" calcext:value-type="percentage">
            <text:p>-31.39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4</text:p>
          </table:table-cell>
          <table:table-cell office:value-type="float" office:value="33.491" calcext:value-type="float">
            <text:p>33.491</text:p>
          </table:table-cell>
          <table:table-cell office:value-type="float" office:value="45.42" calcext:value-type="float">
            <text:p>45.42</text:p>
          </table:table-cell>
          <table:table-cell table:formula="of:=([.B11]/[.C11]-1)" office:value-type="percentage" office:value="-0.26263760457948" calcext:value-type="percentage">
            <text:p>-26.26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6</text:p>
          </table:table-cell>
          <table:table-cell office:value-type="float" office:value="58.449" calcext:value-type="float">
            <text:p>58.449</text:p>
          </table:table-cell>
          <table:table-cell office:value-type="float" office:value="59.54" calcext:value-type="float">
            <text:p>59.54</text:p>
          </table:table-cell>
          <table:table-cell table:formula="of:=([.B12]/[.C12]-1)" office:value-type="percentage" office:value="-0.0183238159220692" calcext:value-type="percentage">
            <text:p>-1.83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manually_inlined_2</text:p>
          </table:table-cell>
          <table:table-cell office:value-type="float" office:value="18.074" calcext:value-type="float">
            <text:p>18.074</text:p>
          </table:table-cell>
          <table:table-cell office:value-type="float" office:value="24.23" calcext:value-type="float">
            <text:p>24.23</text:p>
          </table:table-cell>
          <table:table-cell table:formula="of:=([.B13]/[.C13]-1)" office:value-type="percentage" office:value="-0.254065208419315" calcext:value-type="percentage">
            <text:p>-25.41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manually_inlined_4</text:p>
          </table:table-cell>
          <table:table-cell office:value-type="float" office:value="31.455" calcext:value-type="float">
            <text:p>31.455</text:p>
          </table:table-cell>
          <table:table-cell office:value-type="float" office:value="68.153" calcext:value-type="float">
            <text:p>68.153</text:p>
          </table:table-cell>
          <table:table-cell table:formula="of:=([.B14]/[.C14]-1)" office:value-type="percentage" office:value="-0.538464924508092" calcext:value-type="percentage">
            <text:p>-53.85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manually_inlined_6</text:p>
          </table:table-cell>
          <table:table-cell office:value-type="float" office:value="39.517" calcext:value-type="float">
            <text:p>39.517</text:p>
          </table:table-cell>
          <table:table-cell office:value-type="float" office:value="97.641" calcext:value-type="float">
            <text:p>97.641</text:p>
          </table:table-cell>
          <table:table-cell table:formula="of:=([.B15]/[.C15]-1)" office:value-type="percentage" office:value="-0.595282719349454" calcext:value-type="percentage">
            <text:p>-59.53%</text:p>
          </table:table-cell>
        </table:table-row>
        <table:table-row table:style-name="ro1">
          <table:table-cell office:value-type="string" calcext:value-type="string">
            <text:p>b.Benchmark_SimpleBoxedPipelines.map_megamorphic_LStreams_2</text:p>
          </table:table-cell>
          <table:table-cell office:value-type="float" office:value="18.309" calcext:value-type="float">
            <text:p>18.309</text:p>
          </table:table-cell>
          <table:table-cell office:value-type="float" office:value="25.432" calcext:value-type="float">
            <text:p>25.432</text:p>
          </table:table-cell>
          <table:table-cell table:formula="of:=([.B16]/[.C16]-1)" office:value-type="percentage" office:value="-0.280080213903743" calcext:value-type="percentage">
            <text:p>-28.01%</text:p>
          </table:table-cell>
        </table:table-row>
        <table:table-row table:style-name="ro1">
          <table:table-cell office:value-type="string" calcext:value-type="string">
            <text:p>b.Benchmark_SimpleBoxedPipelines.map_megamorphic_LStreams_4</text:p>
          </table:table-cell>
          <table:table-cell office:value-type="float" office:value="36.344" calcext:value-type="float">
            <text:p>36.344</text:p>
          </table:table-cell>
          <table:table-cell office:value-type="float" office:value="33.996" calcext:value-type="float">
            <text:p>33.996</text:p>
          </table:table-cell>
          <table:table-cell table:formula="of:=([.B17]/[.C17]-1)" office:value-type="percentage" office:value="0.0690669490528297" calcext:value-type="percentage">
            <text:p>6.91%</text:p>
          </table:table-cell>
        </table:table-row>
        <table:table-row table:style-name="ro1">
          <table:table-cell office:value-type="string" calcext:value-type="string">
            <text:p>b.Benchmark_SimpleBoxedPipelines.map_megamorphic_LStreams_6</text:p>
          </table:table-cell>
          <table:table-cell office:value-type="float" office:value="49.11" calcext:value-type="float">
            <text:p>49.11</text:p>
          </table:table-cell>
          <table:table-cell office:value-type="float" office:value="54.13" calcext:value-type="float">
            <text:p>54.13</text:p>
          </table:table-cell>
          <table:table-cell table:formula="of:=([.B18]/[.C18]-1)" office:value-type="percentage" office:value="-0.0927397007204878" calcext:value-type="percentage">
            <text:p>-9.27%</text:p>
          </table:table-cell>
        </table:table-row>
        <table:table-row table:style-name="ro1">
          <table:table-cell office:value-type="string" calcext:value-type="string">
            <text:p>b.Benchmark_SimpleBoxedPipelines.map_megamorphic_LStreams_manually_inlined_2</text:p>
          </table:table-cell>
          <table:table-cell office:value-type="float" office:value="17.775" calcext:value-type="float">
            <text:p>17.775</text:p>
          </table:table-cell>
          <table:table-cell office:value-type="float" office:value="11.756" calcext:value-type="float">
            <text:p>11.756</text:p>
          </table:table-cell>
          <table:table-cell table:formula="of:=([.B19]/[.C19]-1)" office:value-type="percentage" office:value="0.511993875467846" calcext:value-type="percentage">
            <text:p>51.20%</text:p>
          </table:table-cell>
        </table:table-row>
        <table:table-row table:style-name="ro1">
          <table:table-cell office:value-type="string" calcext:value-type="string">
            <text:p>b.Benchmark_SimpleBoxedPipelines.map_megamorphic_LStreams_manually_inlined_4</text:p>
          </table:table-cell>
          <table:table-cell office:value-type="float" office:value="29.253" calcext:value-type="float">
            <text:p>29.253</text:p>
          </table:table-cell>
          <table:table-cell office:value-type="float" office:value="14.589" calcext:value-type="float">
            <text:p>14.589</text:p>
          </table:table-cell>
          <table:table-cell table:formula="of:=([.B20]/[.C20]-1)" office:value-type="percentage" office:value="1.00514085955172" calcext:value-type="percentage">
            <text:p>100.51%</text:p>
          </table:table-cell>
        </table:table-row>
        <table:table-row table:style-name="ro1">
          <table:table-cell office:value-type="string" calcext:value-type="string">
            <text:p>b.Benchmark_SimpleBoxedPipelines.map_megamorphic_LStreams_manually_inlined_6</text:p>
          </table:table-cell>
          <table:table-cell office:value-type="float" office:value="38.394" calcext:value-type="float">
            <text:p>38.394</text:p>
          </table:table-cell>
          <table:table-cell office:value-type="float" office:value="21.074" calcext:value-type="float">
            <text:p>21.074</text:p>
          </table:table-cell>
          <table:table-cell table:formula="of:=([.B21]/[.C21]-1)" office:value-type="percentage" office:value="0.8218658062067" calcext:value-type="percentage">
            <text:p>82.19%</text:p>
          </table:table-cell>
        </table:table-row>
        <table:table-row table:style-name="ro1">
          <table:table-cell office:value-type="string" calcext:value-type="string">
            <text:p>b.Benchmark_SimpleBoxedPipelines.sort_Baseline</text:p>
          </table:table-cell>
          <table:table-cell office:value-type="float" office:value="11.73" calcext:value-type="float">
            <text:p>11.73</text:p>
          </table:table-cell>
          <table:table-cell office:value-type="float" office:value="17.678" calcext:value-type="float">
            <text:p>17.678</text:p>
          </table:table-cell>
          <table:table-cell table:formula="of:=([.B22]/[.C22]-1)" office:value-type="percentage" office:value="-0.336463400837199" calcext:value-type="percentage">
            <text:p>-33.65%</text:p>
          </table:table-cell>
        </table:table-row>
        <table:table-row table:style-name="ro1">
          <table:table-cell office:value-type="string" calcext:value-type="string">
            <text:p>b.Benchmark_SimpleBoxedPipelines.sort_Java8Streams</text:p>
          </table:table-cell>
          <table:table-cell office:value-type="float" office:value="51.897" calcext:value-type="float">
            <text:p>51.897</text:p>
          </table:table-cell>
          <table:table-cell office:value-type="float" office:value="95.211" calcext:value-type="float">
            <text:p>95.211</text:p>
          </table:table-cell>
          <table:table-cell table:formula="of:=([.B23]/[.C23]-1)" office:value-type="percentage" office:value="-0.454926426568359" calcext:value-type="percentage">
            <text:p>-45.49%</text:p>
          </table:table-cell>
        </table:table-row>
        <table:table-row table:style-name="ro1">
          <table:table-cell office:value-type="string" calcext:value-type="string">
            <text:p>b.Benchmark_SimpleBoxedPipelines.sort_LStreams</text:p>
          </table:table-cell>
          <table:table-cell office:value-type="float" office:value="79.569" calcext:value-type="float">
            <text:p>79.569</text:p>
          </table:table-cell>
          <table:table-cell office:value-type="float" office:value="146.257" calcext:value-type="float">
            <text:p>146.257</text:p>
          </table:table-cell>
          <table:table-cell table:formula="of:=([.B24]/[.C24]-1)" office:value-type="percentage" office:value="-0.455964500844404" calcext:value-type="percentage">
            <text:p>-45.60%</text:p>
          </table:table-cell>
        </table:table-row>
        <table:table-row table:style-name="ro1">
          <table:table-cell office:value-type="string" calcext:value-type="string">
            <text:p>b.Benchmark_SimplePrimitivePipelines.cart_Baseline</text:p>
          </table:table-cell>
          <table:table-cell office:value-type="float" office:value="0.593" calcext:value-type="float">
            <text:p>0.593</text:p>
          </table:table-cell>
          <table:table-cell office:value-type="float" office:value="0.979" calcext:value-type="float">
            <text:p>0.979</text:p>
          </table:table-cell>
          <table:table-cell table:formula="of:=([.B25]/[.C25]-1)" office:value-type="percentage" office:value="-0.394279877425945" calcext:value-type="percentage">
            <text:p>-39.43%</text:p>
          </table:table-cell>
        </table:table-row>
        <table:table-row table:style-name="ro1">
          <table:table-cell office:value-type="string" calcext:value-type="string">
            <text:p>b.Benchmark_SimplePrimitivePipelines.cart_Java8Streams</text:p>
          </table:table-cell>
          <table:table-cell office:value-type="float" office:value="7.054" calcext:value-type="float">
            <text:p>7.054</text:p>
          </table:table-cell>
          <table:table-cell office:value-type="float" office:value="9.371" calcext:value-type="float">
            <text:p>9.371</text:p>
          </table:table-cell>
          <table:table-cell table:formula="of:=([.B26]/[.C26]-1)" office:value-type="percentage" office:value="-0.247252160921993" calcext:value-type="percentage">
            <text:p>-24.73%</text:p>
          </table:table-cell>
        </table:table-row>
        <table:table-row table:style-name="ro1">
          <table:table-cell office:value-type="string" calcext:value-type="string">
            <text:p>b.Benchmark_SimplePrimitivePipelines.cart_LStreams</text:p>
          </table:table-cell>
          <table:table-cell office:value-type="float" office:value="3.114" calcext:value-type="float">
            <text:p>3.114</text:p>
          </table:table-cell>
          <table:table-cell office:value-type="float" office:value="2.799" calcext:value-type="float">
            <text:p>2.799</text:p>
          </table:table-cell>
          <table:table-cell table:formula="of:=([.B27]/[.C27]-1)" office:value-type="percentage" office:value="0.112540192926045" calcext:value-type="percentage">
            <text:p>11.25%</text:p>
          </table:table-cell>
        </table:table-row>
        <table:table-row table:style-name="ro1">
          <table:table-cell office:value-type="string" calcext:value-type="string">
            <text:p>b.Benchmark_SimplePrimitivePipelines.map_filter_fold_Baseline</text:p>
          </table:table-cell>
          <table:table-cell office:value-type="float" office:value="1.127" calcext:value-type="float">
            <text:p>1.127</text:p>
          </table:table-cell>
          <table:table-cell office:value-type="float" office:value="1.625" calcext:value-type="float">
            <text:p>1.625</text:p>
          </table:table-cell>
          <table:table-cell table:formula="of:=([.B28]/[.C28]-1)" office:value-type="percentage" office:value="-0.306461538461538" calcext:value-type="percentage">
            <text:p>-30.65%</text:p>
          </table:table-cell>
        </table:table-row>
        <table:table-row table:style-name="ro1">
          <table:table-cell office:value-type="string" calcext:value-type="string">
            <text:p>b.Benchmark_SimplePrimitivePipelines.map_filter_fold_Java8Streams</text:p>
          </table:table-cell>
          <table:table-cell office:value-type="float" office:value="1.903" calcext:value-type="float">
            <text:p>1.903</text:p>
          </table:table-cell>
          <table:table-cell office:value-type="float" office:value="1.994" calcext:value-type="float">
            <text:p>1.994</text:p>
          </table:table-cell>
          <table:table-cell table:formula="of:=([.B29]/[.C29]-1)" office:value-type="percentage" office:value="-0.0456369107321966" calcext:value-type="percentage">
            <text:p>-4.56%</text:p>
          </table:table-cell>
        </table:table-row>
        <table:table-row table:style-name="ro1">
          <table:table-cell office:value-type="string" calcext:value-type="string">
            <text:p>b.Benchmark_SimplePrimitivePipelines.map_filter_fold_LStreams</text:p>
          </table:table-cell>
          <table:table-cell office:value-type="float" office:value="1.947" calcext:value-type="float">
            <text:p>1.947</text:p>
          </table:table-cell>
          <table:table-cell office:value-type="float" office:value="1.609" calcext:value-type="float">
            <text:p>1.609</text:p>
          </table:table-cell>
          <table:table-cell table:formula="of:=([.B30]/[.C30]-1)" office:value-type="percentage" office:value="0.210068365444375" calcext:value-type="percentage">
            <text:p>21.01%</text:p>
          </table:table-cell>
        </table:table-row>
        <table:table-row table:style-name="ro1">
          <table:table-cell office:value-type="string" calcext:value-type="string">
            <text:p>b.Benchmark_SimplePrimitivePipelines.map_megamorphic_Baseline_6</text:p>
          </table:table-cell>
          <table:table-cell office:value-type="float" office:value="0.7" calcext:value-type="float">
            <text:p>0.7</text:p>
          </table:table-cell>
          <table:table-cell office:value-type="float" office:value="0.809" calcext:value-type="float">
            <text:p>0.809</text:p>
          </table:table-cell>
          <table:table-cell table:formula="of:=([.B31]/[.C31]-1)" office:value-type="percentage" office:value="-0.134734239802225" calcext:value-type="percentage">
            <text:p>-13.47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2</text:p>
          </table:table-cell>
          <table:table-cell office:value-type="float" office:value="3.674" calcext:value-type="float">
            <text:p>3.674</text:p>
          </table:table-cell>
          <table:table-cell office:value-type="float" office:value="5.88" calcext:value-type="float">
            <text:p>5.88</text:p>
          </table:table-cell>
          <table:table-cell table:formula="of:=([.B32]/[.C32]-1)" office:value-type="percentage" office:value="-0.375170068027211" calcext:value-type="percentage">
            <text:p>-37.52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4</text:p>
          </table:table-cell>
          <table:table-cell office:value-type="float" office:value="20.283" calcext:value-type="float">
            <text:p>20.283</text:p>
          </table:table-cell>
          <table:table-cell office:value-type="float" office:value="11.462" calcext:value-type="float">
            <text:p>11.462</text:p>
          </table:table-cell>
          <table:table-cell table:formula="of:=([.B33]/[.C33]-1)" office:value-type="percentage" office:value="0.769586459605654" calcext:value-type="percentage">
            <text:p>76.96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6</text:p>
          </table:table-cell>
          <table:table-cell office:value-type="float" office:value="32.796" calcext:value-type="float">
            <text:p>32.796</text:p>
          </table:table-cell>
          <table:table-cell office:value-type="float" office:value="21.666" calcext:value-type="float">
            <text:p>21.666</text:p>
          </table:table-cell>
          <table:table-cell table:formula="of:=([.B34]/[.C34]-1)" office:value-type="percentage" office:value="0.513708114095818" calcext:value-type="percentage">
            <text:p>51.37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manually_inlined_2</text:p>
          </table:table-cell>
          <table:table-cell office:value-type="float" office:value="3.877" calcext:value-type="float">
            <text:p>3.877</text:p>
          </table:table-cell>
          <table:table-cell office:value-type="float" office:value="4.783" calcext:value-type="float">
            <text:p>4.783</text:p>
          </table:table-cell>
          <table:table-cell table:formula="of:=([.B35]/[.C35]-1)" office:value-type="percentage" office:value="-0.189420865565545" calcext:value-type="percentage">
            <text:p>-18.94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manually_inlined_4</text:p>
          </table:table-cell>
          <table:table-cell office:value-type="float" office:value="10.215" calcext:value-type="float">
            <text:p>10.215</text:p>
          </table:table-cell>
          <table:table-cell office:value-type="float" office:value="6.818" calcext:value-type="float">
            <text:p>6.818</text:p>
          </table:table-cell>
          <table:table-cell table:formula="of:=([.B36]/[.C36]-1)" office:value-type="percentage" office:value="0.498239953065415" calcext:value-type="percentage">
            <text:p>49.82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manually_inlined_6</text:p>
          </table:table-cell>
          <table:table-cell office:value-type="float" office:value="13.866" calcext:value-type="float">
            <text:p>13.866</text:p>
          </table:table-cell>
          <table:table-cell office:value-type="float" office:value="11.939" calcext:value-type="float">
            <text:p>11.939</text:p>
          </table:table-cell>
          <table:table-cell table:formula="of:=([.B37]/[.C37]-1)" office:value-type="percentage" office:value="0.16140380266354" calcext:value-type="percentage">
            <text:p>16.14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2</text:p>
          </table:table-cell>
          <table:table-cell office:value-type="float" office:value="4.381" calcext:value-type="float">
            <text:p>4.381</text:p>
          </table:table-cell>
          <table:table-cell office:value-type="float" office:value="4.793" calcext:value-type="float">
            <text:p>4.793</text:p>
          </table:table-cell>
          <table:table-cell table:formula="of:=([.B38]/[.C38]-1)" office:value-type="percentage" office:value="-0.085958689755894" calcext:value-type="percentage">
            <text:p>-8.60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4</text:p>
          </table:table-cell>
          <table:table-cell office:value-type="float" office:value="20.081" calcext:value-type="float">
            <text:p>20.081</text:p>
          </table:table-cell>
          <table:table-cell office:value-type="float" office:value="11.654" calcext:value-type="float">
            <text:p>11.654</text:p>
          </table:table-cell>
          <table:table-cell table:formula="of:=([.B39]/[.C39]-1)" office:value-type="percentage" office:value="0.723099365024884" calcext:value-type="percentage">
            <text:p>72.31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6</text:p>
          </table:table-cell>
          <table:table-cell office:value-type="float" office:value="44.36" calcext:value-type="float">
            <text:p>44.36</text:p>
          </table:table-cell>
          <table:table-cell office:value-type="float" office:value="16.805" calcext:value-type="float">
            <text:p>16.805</text:p>
          </table:table-cell>
          <table:table-cell table:formula="of:=([.B40]/[.C40]-1)" office:value-type="percentage" office:value="1.63969056828325" calcext:value-type="percentage">
            <text:p>163.97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manually_inlined_2</text:p>
          </table:table-cell>
          <table:table-cell office:value-type="float" office:value="5.661" calcext:value-type="float">
            <text:p>5.661</text:p>
          </table:table-cell>
          <table:table-cell office:value-type="float" office:value="4.009" calcext:value-type="float">
            <text:p>4.009</text:p>
          </table:table-cell>
          <table:table-cell table:formula="of:=([.B41]/[.C41]-1)" office:value-type="percentage" office:value="0.412072836118733" calcext:value-type="percentage">
            <text:p>41.21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manually_inlined_4</text:p>
          </table:table-cell>
          <table:table-cell office:value-type="float" office:value="10.698" calcext:value-type="float">
            <text:p>10.698</text:p>
          </table:table-cell>
          <table:table-cell office:value-type="float" office:value="5.967" calcext:value-type="float">
            <text:p>5.967</text:p>
          </table:table-cell>
          <table:table-cell table:formula="of:=([.B42]/[.C42]-1)" office:value-type="percentage" office:value="0.792860734037205" calcext:value-type="percentage">
            <text:p>79.29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manually_inlined_6</text:p>
          </table:table-cell>
          <table:table-cell office:value-type="float" office:value="14.335" calcext:value-type="float">
            <text:p>14.335</text:p>
          </table:table-cell>
          <table:table-cell office:value-type="float" office:value="9.943" calcext:value-type="float">
            <text:p>9.943</text:p>
          </table:table-cell>
          <table:table-cell table:formula="of:=([.B43]/[.C43]-1)" office:value-type="percentage" office:value="0.441717791411043" calcext:value-type="percentage">
            <text:p>44.17%</text:p>
          </table:table-cell>
        </table:table-row>
        <table:table-row table:style-name="ro1">
          <table:table-cell office:value-type="string" calcext:value-type="string">
            <text:p>b.Benchmark_SimplePrimitivePipelines.sort_Baseline</text:p>
          </table:table-cell>
          <table:table-cell office:value-type="float" office:value="9.428" calcext:value-type="float">
            <text:p>9.428</text:p>
          </table:table-cell>
          <table:table-cell office:value-type="float" office:value="7.681" calcext:value-type="float">
            <text:p>7.681</text:p>
          </table:table-cell>
          <table:table-cell table:formula="of:=([.B44]/[.C44]-1)" office:value-type="percentage" office:value="0.227444343184481" calcext:value-type="percentage">
            <text:p>22.74%</text:p>
          </table:table-cell>
        </table:table-row>
        <table:table-row table:style-name="ro1">
          <table:table-cell office:value-type="string" calcext:value-type="string">
            <text:p>b.Benchmark_SimplePrimitivePipelines.sort_Java8Streams</text:p>
          </table:table-cell>
          <table:table-cell office:value-type="float" office:value="33.311" calcext:value-type="float">
            <text:p>33.311</text:p>
          </table:table-cell>
          <table:table-cell office:value-type="float" office:value="29.268" calcext:value-type="float">
            <text:p>29.268</text:p>
          </table:table-cell>
          <table:table-cell table:formula="of:=([.B45]/[.C45]-1)" office:value-type="percentage" office:value="0.13813721470548" calcext:value-type="percentage">
            <text:p>13.81%</text:p>
          </table:table-cell>
        </table:table-row>
        <table:table-row table:style-name="ro1">
          <table:table-cell office:value-type="string" calcext:value-type="string">
            <text:p>b.Benchmark_SimplePrimitivePipelines.sort_LStreams</text:p>
          </table:table-cell>
          <table:table-cell office:value-type="float" office:value="82.332" calcext:value-type="float">
            <text:p>82.332</text:p>
          </table:table-cell>
          <table:table-cell office:value-type="float" office:value="114.545" calcext:value-type="float">
            <text:p>114.545</text:p>
          </table:table-cell>
          <table:table-cell table:formula="of:=([.B46]/[.C46]-1)" office:value-type="percentage" office:value="-0.281225719149679" calcext:value-type="percentage">
            <text:p>-28.1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0P0" style:volatile="true">
      <number:number number: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integer-digits="1"/>
      <number:text>%</number:text>
      <style:map style:condition="value()&gt;=0" style:apply-style-name="N120P0"/>
    </number:percentag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gelos Biboudis</meta:initial-creator>
    <meta:creation-date>2014-09-27T02:42:45.045195687</meta:creation-date>
    <dc:date>2014-09-27T03:11:51.182665037</dc:date>
    <dc:creator>Aggelos Biboudis</dc:creator>
    <meta:editing-duration>PT13M46S</meta:editing-duration>
    <meta:editing-cycles>1</meta:editing-cycles>
    <meta:document-statistic meta:table-count="1" meta:cell-count="179" meta:object-count="0"/>
    <meta:generator>LibreOffice/4.2.6.3$Linux_X86_64 LibreOffice_project/420$Build-3</meta:generator>
  </office:meta>
</office:document-meta>
</file>